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58mm"/>
    </style:style>
    <style:style style:name="co3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fill-color="#000000"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5.58m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family="'Liberation Serif'" style:font-style-name="Regular"/>
    </style:style>
  </office:automatic-styles>
  <office:body>
    <office:spreadsheet>
      <table:calculation-settings table:automatic-find-labels="false"/>
      <table:table table:name="Лист1" table:style-name="ta1">
        <table:shapes>
          <draw:line draw:z-index="0" draw:style-name="gr1" draw:text-style-name="P1" svg:x1="32.81mm" svg:y1="71.43mm" svg:x2="50.72mm" svg:y2="49.67mm">
            <text:p/>
          </draw:line>
          <draw:line draw:z-index="1" draw:style-name="gr1" draw:text-style-name="P1" svg:x1="84.97mm" svg:y1="49.67mm" svg:x2="104.16mm" svg:y2="71.84mm">
            <text:p/>
          </draw:line>
          <draw:line draw:z-index="2" draw:style-name="gr1" draw:text-style-name="P1" svg:x1="96.48mm" svg:y1="24.63mm" svg:x2="169.82mm" svg:y2="24.63mm">
            <text:p/>
          </draw:line>
          <draw:line draw:z-index="3" draw:style-name="gr1" draw:text-style-name="P1" svg:x1="192.41mm" svg:y1="31.08mm" svg:x2="192.08mm" svg:y2="49.4mm">
            <text:p/>
          </draw:line>
          <draw:line draw:z-index="4" draw:style-name="gr1" draw:text-style-name="P1" svg:x1="214.99mm" svg:y1="23.64mm" svg:x2="260.71mm" svg:y2="23.64mm">
            <text:p/>
          </draw:line>
          <draw:line draw:z-index="5" draw:style-name="gr1" draw:text-style-name="P1" svg:x1="350.75mm" svg:y1="39.04mm" svg:x2="305.86mm" svg:y2="38.51mm">
            <text:p/>
          </draw:line>
          <draw:line draw:z-index="6" draw:style-name="gr1" draw:text-style-name="P1" svg:x1="351.28mm" svg:y1="7.44mm" svg:x2="215.24mm" svg:y2="19.92mm">
            <text:p/>
          </draw:line>
          <draw:line draw:z-index="7" draw:style-name="gr1" draw:text-style-name="P1" svg:x1="97.05mm" svg:y1="40.37mm" svg:x2="170.06mm" svg:y2="65.07mm">
            <text:p/>
          </draw:line>
          <draw:frame draw:z-index="8" draw:style-name="gr2" draw:text-style-name="P2" svg:width="4.18mm" svg:height="5.58mm" svg:x="36.52mm" svg:y="67.2mm">
            <draw:text-box>
              <text:p>1</text:p>
            </draw:text-box>
          </draw:frame>
          <draw:frame draw:z-index="9" draw:style-name="gr2" draw:text-style-name="P2" svg:width="9.2mm" svg:height="5.58mm" svg:x="49.62mm" svg:y="51.26mm">
            <draw:text-box>
              <text:p><text:span text:style-name="T1">∞</text:span></text:p>
            </draw:text-box>
          </draw:frame>
          <draw:frame draw:z-index="10" draw:style-name="gr2" draw:text-style-name="P2" svg:width="9.2mm" svg:height="5.58mm" svg:x="77.22mm" svg:y="49.67mm">
            <draw:text-box>
              <text:p><text:span text:style-name="T1">∞</text:span></text:p>
            </draw:text-box>
          </draw:frame>
          <draw:frame draw:z-index="11" draw:style-name="gr2" draw:text-style-name="P2" svg:width="4.18mm" svg:height="5.58mm" svg:x="103.15mm" svg:y="66.94mm">
            <draw:text-box>
              <text:p>1</text:p>
            </draw:text-box>
          </draw:frame>
          <draw:frame draw:z-index="12" draw:style-name="gr2" draw:text-style-name="P2" svg:width="4.18mm" svg:height="5.58mm" svg:x="187.34mm" svg:y="32.13mm">
            <draw:text-box>
              <text:p>1</text:p>
            </draw:text-box>
          </draw:frame>
          <draw:frame draw:z-index="13" draw:style-name="gr2" draw:text-style-name="P2" svg:width="9.2mm" svg:height="5.58mm" svg:x="193.75mm" svg:y="44.1mm">
            <draw:text-box>
              <text:p><text:span text:style-name="T1">∞</text:span></text:p>
            </draw:text-box>
          </draw:frame>
          <draw:frame draw:z-index="14" draw:style-name="gr2" draw:text-style-name="P2" svg:width="4.18mm" svg:height="5.58mm" svg:x="165.59mm" svg:y="19.66mm">
            <draw:text-box>
              <text:p>1</text:p>
            </draw:text-box>
          </draw:frame>
          <draw:frame draw:z-index="15" draw:style-name="gr2" draw:text-style-name="P2" svg:width="9.2mm" svg:height="5.58mm" svg:x="97.9mm" svg:y="19.93mm">
            <draw:text-box>
              <text:p><text:span text:style-name="T1">∞</text:span></text:p>
            </draw:text-box>
          </draw:frame>
          <draw:frame draw:z-index="16" draw:style-name="gr2" draw:text-style-name="P2" svg:width="9.2mm" svg:height="5.58mm" svg:x="254.82mm" svg:y="19.39mm">
            <draw:text-box>
              <text:p><text:span text:style-name="T1">∞</text:span></text:p>
            </draw:text-box>
          </draw:frame>
          <draw:frame draw:z-index="17" draw:style-name="gr2" draw:text-style-name="P2" svg:width="4.18mm" svg:height="5.58mm" svg:x="216.5mm" svg:y="24.1mm">
            <draw:text-box>
              <text:p>1</text:p>
            </draw:text-box>
          </draw:frame>
          <draw:frame draw:z-index="18" draw:style-name="gr2" draw:text-style-name="P2" svg:width="4.18mm" svg:height="5.58mm" svg:x="347.09mm" svg:y="8.44mm">
            <draw:text-box>
              <text:p>1</text:p>
            </draw:text-box>
          </draw:frame>
          <draw:frame draw:z-index="19" draw:style-name="gr2" draw:text-style-name="P2" svg:width="4.18mm" svg:height="5.58mm" svg:x="216.62mm" svg:y="15.14mm">
            <draw:text-box>
              <text:p>1</text:p>
            </draw:text-box>
          </draw:frame>
          <draw:frame draw:z-index="20" draw:style-name="gr2" draw:text-style-name="P2" svg:width="4.18mm" svg:height="5.58mm" svg:x="346.25mm" svg:y="33.2mm">
            <draw:text-box>
              <text:p>1</text:p>
            </draw:text-box>
          </draw:frame>
          <draw:frame draw:z-index="21" draw:style-name="gr2" draw:text-style-name="P2" svg:width="9.2mm" svg:height="5.58mm" svg:x="308.27mm" svg:y="33.47mm">
            <draw:text-box>
              <text:p><text:span text:style-name="T1">∞</text:span></text:p>
            </draw:text-box>
          </draw:frame>
          <draw:frame draw:z-index="22" draw:style-name="gr2" draw:text-style-name="P2" svg:width="4.18mm" svg:height="5.58mm" svg:x="165.5mm" svg:y="58.7mm">
            <draw:text-box>
              <text:p>1</text:p>
            </draw:text-box>
          </draw:frame>
          <draw:frame draw:z-index="23" draw:style-name="gr2" draw:text-style-name="P2" svg:width="4.18mm" svg:height="5.58mm" svg:x="97.74mm" svg:y="36.26mm">
            <draw:text-box>
              <text:p>1</text:p>
            </draw:text-box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2" table:number-rows-spanned="1">
            <text:p>Клуб</text:p>
          </table:table-cell>
          <table:covered-table-cell table:style-name="ce1"/>
        </table:table-row>
        <table:table-row table:style-name="ro1">
          <table:table-cell table:number-columns-repeated="15"/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Integer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6"/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VarChar(100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Фитнес</text:p>
          </table:table-cell>
          <table:covered-table-cell table:style-name="ce1"/>
          <table:table-cell table:number-columns-repeated="3"/>
          <table:table-cell table:style-name="ce1" office:value-type="string" calcext:value-type="string" table:number-columns-spanned="2" table:number-rows-spanned="1">
            <text:p>Клиенты</text:p>
          </table:table-cell>
          <table:covered-table-cell table:style-name="ce1"/>
          <table:table-cell table:number-columns-repeated="6"/>
          <table:table-cell table:style-name="ce1" office:value-type="string" calcext:value-type="string">
            <text:p>Адрес</text:p>
          </table:table-cell>
          <table:table-cell table:style-name="ce1" office:value-type="string" calcext:value-type="string">
            <text:p>VarChar(100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Integer</text:p>
          </table:table-cell>
          <table:table-cell table:number-columns-repeated="3"/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integer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Оказанные_услуги</text:p>
          </table:table-cell>
          <table:covered-table-cell table:style-name="ce1"/>
          <table:table-cell table:number-columns-repeated="2"/>
          <table:table-cell table:style-name="ce1" office:value-type="string" calcext:value-type="string">
            <text:p>Клиент</text:p>
          </table:table-cell>
          <table:table-cell table:style-name="ce1" office:value-type="string" calcext:value-type="string">
            <text:p>VarChar(250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Код_Программы</text:p>
          </table:table-cell>
          <table:table-cell table:style-name="ce1" office:value-type="string" calcext:value-type="string">
            <text:p>Integer</text:p>
          </table:table-cell>
          <table:table-cell table:number-columns-repeated="3"/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VarChar(250)</text:p>
          </table:table-cell>
          <table:table-cell table:number-columns-repeated="2"/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Клиент</text:p>
          </table:table-cell>
          <table:table-cell table:style-name="ce1" office:value-type="string" calcext:value-type="string">
            <text:p>VarChar(250)</text:p>
          </table:table-cell>
          <table:table-cell table:number-columns-repeated="3"/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Услуга</text:p>
          </table:table-cell>
          <table:table-cell table:style-name="ce1" office:value-type="string" calcext:value-type="string">
            <text:p>VarChar(100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Группа</text:p>
          </table:table-cell>
          <table:table-cell table:style-name="ce1" office:value-type="string" calcext:value-type="string">
            <text:p>VarChar(50)</text:p>
          </table:table-cell>
          <table:table-cell table:number-columns-repeated="7"/>
          <table:table-cell table:style-name="ce1" office:value-type="string" calcext:value-type="string">
            <text:p>Код_Клиента</text:p>
          </table:table-cell>
          <table:table-cell table:style-name="ce1" office:value-type="string" calcext:value-type="string">
            <text:p>integer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Услуги</text:p>
          </table:table-cell>
          <table:covered-table-cell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Программа</text:p>
          </table:table-cell>
          <table:table-cell table:style-name="ce1" office:value-type="string" calcext:value-type="string">
            <text:p>VarChar(100)</text:p>
          </table:table-cell>
          <table:table-cell table:number-columns-repeated="7"/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VarChar(250)</text:p>
          </table:table-cell>
          <table:table-cell table:number-columns-repeated="2"/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Integer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Код_расписания</text:p>
          </table:table-cell>
          <table:table-cell table:style-name="ce1" office:value-type="string" calcext:value-type="string">
            <text:p>Integer</text:p>
          </table:table-cell>
          <table:table-cell table:number-columns-repeated="7"/>
          <table:table-cell table:style-name="ce1" office:value-type="string" calcext:value-type="string">
            <text:p>Оплата</text:p>
          </table:table-cell>
          <table:table-cell table:style-name="ce1" office:value-type="string" calcext:value-type="string">
            <text:p>integer</text:p>
          </table:table-cell>
          <table:table-cell table:number-columns-repeated="2"/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VarChar(100)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 table:number-columns-spanned="2" table:number-rows-spanned="1">
            <text:p>Группа</text:p>
          </table:table-cell>
          <table:covered-table-cell table:style-name="ce1"/>
          <table:table-cell table:number-columns-repeated="2"/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Date</text:p>
          </table:table-cell>
          <table:table-cell table:number-columns-repeated="2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VarChar(250)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integer</text:p>
          </table:table-cell>
          <table:table-cell table:number-columns-repeated="2"/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  <table:table-cell table:style-name="ce1" office:value-type="string" calcext:value-type="string">
            <text:p>Стоимость</text:p>
          </table:table-cell>
          <table:table-cell table:style-name="ce1" office:value-type="string" calcext:value-type="string">
            <text:p>Integer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Код_Группы</text:p>
          </table:table-cell>
          <table:table-cell table:style-name="ce1"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VarChar(100)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Код_Клиента</text:p>
          </table:table-cell>
          <table:table-cell table:style-name="ce1"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Фитнес-Программа</text:p>
          </table:table-cell>
          <table:covered-table-cell table:style-name="ce1"/>
          <table:table-cell table:number-columns-repeated="2"/>
          <table:table-cell table:style-name="ce1" office:value-type="string" calcext:value-type="string" table:number-columns-spanned="2" table:number-rows-spanned="1">
            <text:p>Фитнес-Расписание</text:p>
          </table:table-cell>
          <table:covered-table-cell table:style-name="ce1"/>
          <table:table-cell/>
          <table:table-cell table:style-name="ce1" office:value-type="string" calcext:value-type="string">
            <text:p>ФИО</text:p>
          </table:table-cell>
          <table:table-cell table:style-name="ce1" office:value-type="string" calcext:value-type="string">
            <text:p>VarChar(150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Integer</text:p>
          </table:table-cell>
          <table:table-cell table:number-columns-repeated="2"/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VarChar(50)</text:p>
          </table:table-cell>
          <table:table-cell table:number-columns-repeated="2"/>
          <table:table-cell table:style-name="ce1" office:value-type="string" calcext:value-type="string">
            <text:p>Название_Зала</text:p>
          </table:table-cell>
          <table:table-cell table:style-name="ce1" office:value-type="string" calcext:value-type="string">
            <text:p>VarChar(100)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VarChar(250)</text:p>
          </table:table-cell>
          <table:table-cell table:number-columns-repeated="2"/>
          <table:table-cell table:style-name="ce1" office:value-type="string" calcext:value-type="string">
            <text:p>Месяц</text:p>
          </table:table-cell>
          <table:table-cell table:style-name="ce1" office:value-type="string" calcext:value-type="string">
            <text:p>VarChar(20)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Понедельник</text:p>
          </table:table-cell>
          <table:table-cell table:style-name="ce1"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Вторник</text:p>
          </table:table-cell>
          <table:table-cell table:style-name="ce1"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Среда</text:p>
          </table:table-cell>
          <table:table-cell table:style-name="ce1"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Четверг</text:p>
          </table:table-cell>
          <table:table-cell table:style-name="ce1"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Пятница</text:p>
          </table:table-cell>
          <table:table-cell table:style-name="ce1"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Суббота</text:p>
          </table:table-cell>
          <table:table-cell table:style-name="ce1"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Воскресенье</text:p>
          </table:table-cell>
          <table:table-cell table:style-name="ce1" office:value-type="string" calcext:value-type="string">
            <text:p>Tim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3:45:51.960000000</meta:creation-date>
    <dc:date>2016-12-01T14:15:55.356000000</dc:date>
    <meta:editing-duration>P0D</meta:editing-duration>
    <meta:editing-cycles>1</meta:editing-cycles>
    <meta:document-statistic meta:table-count="1" meta:cell-count="90" meta:object-count="24"/>
    <meta:generator>LibreOffice/5.2.3.3$Windows_X86_64 LibreOffice_project/d54a8868f08a7b39642414cf2c8ef2f228f780cf</meta:generator>
  </office:meta>
</office:document-meta>
</file>